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boxModul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boxModule.getAttribute( String name , Configuration modeConf , Map object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